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tandard Symbols 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fill="solid" draw:fill-color="#ffffff" draw:textarea-horizontal-align="center" draw:textarea-vertical-align="middle" fo:padding-top="0.0193in" fo:padding-bottom="0.0193in" fo:padding-left="0.0193in" fo:padding-right="0.0193in" style:run-through="foreground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/>
    </style:style>
    <style:style style:name="gr5" style:family="graphic">
      <style:graphic-properties svg:stroke-color="#000000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2291in" style:run-through="foreground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66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6600" draw:textarea-horizontal-align="center" draw:textarea-vertical-align="middle" style:run-through="foreground"/>
    </style:style>
    <style:style style:name="gr11" style:family="graphic">
      <style:graphic-properties svg:stroke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rect draw:style-name="gr2" draw:text-style-name="P1" svg:width="3.313in" svg:height="3.2189in" svg:x="5.0728in" svg:y="0.9902in"><text:p text:style-name="P1">P82B715</text:p></draw:rect><draw:rect draw:style-name="gr2" draw:text-style-name="P1" svg:width="0.6043in" svg:height="0.2504in" svg:x="4.8228in" svg:y="2.0693in"><text:p text:style-name="P1"><text:span text:style-name="T1">2</text:span> Lx</text:p></draw:rect><draw:rect draw:style-name="gr2" draw:text-style-name="P1" svg:width="0.615in" svg:height="0.2504in" svg:x="4.8228in" svg:y="1.2819in"><text:p text:style-name="P1"><text:span text:style-name="T1">1</text:span> N.C.</text:p></draw:rect><draw:rect draw:style-name="gr2" draw:text-style-name="P1" svg:width="0.6252in" svg:height="0.2504in" svg:x="4.8228in" svg:y="2.8567in"><text:p text:style-name="P1"><text:span text:style-name="T1">3</text:span> Sx</text:p></draw:rect><draw:rect draw:style-name="gr2" draw:text-style-name="P1" svg:width="0.6461in" svg:height="0.2504in" svg:x="4.8228in" svg:y="3.6445in"><text:p text:style-name="P1"><text:span text:style-name="T1">4</text:span> GND</text:p></draw:rect><draw:rect draw:style-name="gr2" draw:text-style-name="P1" svg:width="0.648in" svg:height="0.2504in" svg:x="7.9685in" svg:y="1.2819in"><text:p text:style-name="P1">VCC <text:s/><text:span text:style-name="T1">8</text:span></text:p></draw:rect><draw:rect draw:style-name="gr2" draw:text-style-name="P1" svg:width="0.6587in" svg:height="0.2504in" svg:x="7.9583in" svg:y="2.0693in"><text:p text:style-name="P1">Ly <text:span text:style-name="T1">7</text:span></text:p></draw:rect><draw:rect draw:style-name="gr2" draw:text-style-name="P1" svg:width="0.6587in" svg:height="0.2504in" svg:x="7.9583in" svg:y="2.8567in"><text:p text:style-name="P1">Sy <text:span text:style-name="T1">6</text:span></text:p></draw:rect><draw:rect draw:style-name="gr2" draw:text-style-name="P1" svg:width="0.6587in" svg:height="0.2504in" svg:x="7.9583in" svg:y="3.6445in"><text:p text:style-name="P1">N.C. <text:span text:style-name="T1">5</text:span></text:p></draw:rect></draw:g><draw:g text:anchor-type="paragraph" draw:z-index="2" draw:style-name="gr1"><draw:g draw:style-name="gr4"><draw:rect draw:style-name="gr2" draw:text-style-name="P1" svg:width="3.313in" svg:height="3.2189in" svg:x="0.348in" svg:y="0.9902in"><text:p text:style-name="P1">PCA9306</text:p></draw:rect><draw:rect draw:style-name="gr2" draw:text-style-name="P1" svg:width="0.6043in" svg:height="0.2504in" svg:x="0.098in" svg:y="2.0693in"><text:p text:style-name="P1"><text:span text:style-name="T1">2</text:span> VRef1</text:p></draw:rect><draw:rect draw:style-name="gr2" draw:text-style-name="P1" svg:width="0.615in" svg:height="0.2504in" svg:x="0.098in" svg:y="1.2819in"><text:p text:style-name="P1"><text:span text:style-name="T1">1</text:span> GND</text:p></draw:rect><draw:rect draw:style-name="gr2" draw:text-style-name="P1" svg:width="0.6252in" svg:height="0.2504in" svg:x="0.098in" svg:y="2.8567in"><text:p text:style-name="P1"><text:span text:style-name="T1">3</text:span> SCL1</text:p></draw:rect><draw:rect draw:style-name="gr2" draw:text-style-name="P1" svg:width="0.6461in" svg:height="0.2504in" svg:x="0.098in" svg:y="3.6445in"><text:p text:style-name="P1"><text:span text:style-name="T1">4</text:span> SDA1</text:p></draw:rect><draw:rect draw:style-name="gr2" draw:text-style-name="P1" svg:width="0.648in" svg:height="0.2504in" svg:x="3.2437in" svg:y="1.2819in"><text:p text:style-name="P1">EN <text:s/><text:span text:style-name="T1">8</text:span></text:p></draw:rect><draw:rect draw:style-name="gr2" draw:text-style-name="P1" svg:width="0.6587in" svg:height="0.2504in" svg:x="3.2335in" svg:y="2.0693in"><text:p text:style-name="P1">Vref2 <text:span text:style-name="T1">7</text:span></text:p></draw:rect><draw:rect draw:style-name="gr2" draw:text-style-name="P1" svg:width="0.6587in" svg:height="0.2504in" svg:x="3.2335in" svg:y="2.8567in"><text:p text:style-name="P1">SCL2 <text:span text:style-name="T1">6</text:span></text:p></draw:rect><draw:rect draw:style-name="gr2" draw:text-style-name="P1" svg:width="0.6587in" svg:height="0.2504in" svg:x="3.2335in" svg:y="3.6445in"><text:p text:style-name="P1">SDA2 <text:span text:style-name="T1">5</text:span></text:p></draw:rect><draw:line draw:style-name="gr5" draw:text-style-name="P1" svg:x1="1.3374in" svg:y1="3.7402in" svg:x2="0.7437in" svg:y2="3.7504in"><text:p/></draw:line><draw:line draw:style-name="gr5" draw:text-style-name="P1" svg:x1="0.7232in" svg:y1="3.1067in" svg:x2="1.3378in" svg:y2="3.7402in"><text:p/></draw:line><draw:frame draw:style-name="gr6" svg:width="0.9169in" svg:height="0.2295in" svg:x="0.9732in" svg:y="3.8236in"><draw:text-box><text:p>I2C-Master</text:p></draw:text-box></draw:frame><draw:line draw:style-name="gr5" draw:text-style-name="P1" svg:x1="2.6126in" svg:y1="3.7504in" svg:x2="3.2335in" svg:y2="3.1067in"><text:p/></draw:line><draw:line draw:style-name="gr5" draw:text-style-name="P1" svg:x1="3.2335in" svg:y1="3.6445in" svg:x2="2.6126in" svg:y2="3.7508in"><text:p/></draw:line></draw:g><draw:frame draw:style-name="gr6" svg:width="0.9169in" svg:height="0.2295in" svg:x="2.248in" svg:y="3.8512in"><draw:text-box><text:p>I2C-Slave</text:p></draw:text-box></draw:frame></draw:g><draw:g text:anchor-type="paragraph" draw:z-index="30" draw:style-name="gr1"><draw:rect draw:style-name="gr10" draw:text-style-name="P1" svg:width="0.278in" svg:height="0.6949in" svg:x="-0.7618in" svg:y="0.8713in"><text:p text:style-name="P1">GND</text:p></draw:rect><draw:rect draw:style-name="gr10" draw:text-style-name="P1" svg:width="0.278in" svg:height="0.6949in" svg:x="-0.7618in" svg:y="0.0839in"><text:p text:style-name="P1">5V</text:p></draw:rect><draw:rect draw:style-name="gr10" draw:text-style-name="P1" svg:width="0.278in" svg:height="0.6949in" svg:x="-0.7618in" svg:y="1.6591in"><text:p text:style-name="P1">3V</text:p></draw:rect><draw:rect draw:style-name="gr10" draw:text-style-name="P1" svg:width="0.278in" svg:height="0.6949in" svg:x="-0.7618in" svg:y="2.4465in"><text:p text:style-name="P1">SCL</text:p></draw:rect><draw:rect draw:style-name="gr10" draw:text-style-name="P1" svg:width="0.278in" svg:height="0.6949in" svg:x="-0.7618in" svg:y="3.2339in"><text:p text:style-name="P1">SDA</text:p></draw:rect><draw:rect draw:style-name="gr10" draw:text-style-name="P1" svg:width="0.278in" svg:height="0.6949in" svg:x="-0.7618in" svg:y="4.0213in"><text:p text:style-name="P1">INT</text:p></draw:rect></draw:g><draw:g text:anchor-type="paragraph" draw:z-index="31" draw:style-name="gr1"><draw:rect draw:style-name="gr10" draw:text-style-name="P1" svg:width="0.278in" svg:height="0.6949in" svg:x="9.8693in" svg:y="0.8713in"><text:p text:style-name="P1">GND</text:p></draw:rect><draw:rect draw:style-name="gr10" draw:text-style-name="P1" svg:width="0.278in" svg:height="0.6949in" svg:x="9.8693in" svg:y="0.0839in"><text:p text:style-name="P1">5V</text:p></draw:rect><draw:rect draw:style-name="gr10" draw:text-style-name="P1" svg:width="0.278in" svg:height="0.6949in" svg:x="9.8693in" svg:y="1.6591in"><text:p text:style-name="P1">N.C.</text:p></draw:rect><draw:rect draw:style-name="gr10" draw:text-style-name="P1" svg:width="0.278in" svg:height="0.6949in" svg:x="9.8693in" svg:y="2.4465in"><text:p text:style-name="P1">SCL</text:p></draw:rect><draw:rect draw:style-name="gr10" draw:text-style-name="P1" svg:width="0.278in" svg:height="0.6949in" svg:x="9.8693in" svg:y="3.2339in"><text:p text:style-name="P1">SDA</text:p></draw:rect><draw:rect draw:style-name="gr10" draw:text-style-name="P1" svg:width="0.278in" svg:height="0.6949in" svg:x="9.8693in" svg:y="4.0213in"><text:p text:style-name="P1">INT</text:p></draw:rect></draw:g><draw:line text:anchor-type="paragraph" draw:z-index="1" draw:style-name="gr3" draw:text-style-name="P1" svg:x1="3.2063in" svg:y1="2.9528in" svg:x2="2.6126in" svg:y2="2.963in"><text:p/></draw:line><draw:line text:anchor-type="paragraph" draw:z-index="3" draw:style-name="gr3" draw:text-style-name="P1" svg:x1="3.8917in" svg:y1="2.9799in" svg:x2="4.8228in" svg:y2="2.9799in"><text:p/></draw:line><draw:line text:anchor-type="paragraph" draw:z-index="4" draw:style-name="gr3" draw:text-style-name="P1" svg:x1="2.7102in" svg:y1="3.7819in" svg:x2="3.2075in" svg:y2="3.7819in"><text:p/></draw:line><draw:line text:anchor-type="paragraph" draw:z-index="5" draw:style-name="gr7" draw:text-style-name="P2" svg:x1="-0.4839in" svg:y1="3.7862in" svg:x2="0.0941in" svg:y2="3.7906in"><text:p text:style-name="P2"><text:span text:style-name="T1">Pin3</text:span></text:p></draw:line><draw:line text:anchor-type="paragraph" draw:z-index="6" draw:style-name="gr7" draw:text-style-name="P4" svg:x1="-0.4839in" svg:y1="0.0843in" svg:x2="8.5563in" svg:y2="0.078in"><text:p text:style-name="P3"><text:span text:style-name="T1">Pin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</draw:line><draw:line text:anchor-type="paragraph" draw:z-index="7" draw:style-name="gr3" draw:text-style-name="P1" svg:x1="3.8335in" svg:y1="2.0693in" svg:x2="3.8335in" svg:y2="1.5319in"><text:p/></draw:line><draw:line text:anchor-type="paragraph" draw:z-index="8" draw:style-name="gr3" draw:text-style-name="P1" svg:x1="8.5563in" svg:y1="1.2819in" svg:x2="8.5563in" svg:y2="0.0984in"><text:p/></draw:line><draw:rect text:anchor-type="paragraph" draw:z-index="9" draw:style-name="gr7" draw:text-style-name="P1" svg:width="0.1461in" svg:height="0.3441in" svg:x="3.7701in" svg:y="0.2965in"><text:p text:style-name="P1">200k<text:span text:style-name="T2">W</text:span></text:p></draw:rect><draw:line text:anchor-type="paragraph" draw:z-index="10" draw:style-name="gr3" draw:text-style-name="P1" svg:x1="3.8335in" svg:y1="0.6402in" svg:x2="3.8335in" svg:y2="1.2819in"><text:p/></draw:line><draw:line text:anchor-type="paragraph" draw:z-index="11" draw:style-name="gr3" draw:text-style-name="P1" svg:x1="3.8437in" svg:y1="0.078in" svg:x2="3.8437in" svg:y2="0.276in"><text:p/></draw:line><draw:rect text:anchor-type="paragraph" draw:z-index="12" draw:style-name="gr7" draw:text-style-name="P1" svg:width="0.1461in" svg:height="0.3441in" svg:x="2.6047in" svg:y="0.2965in"><text:p text:style-name="P1">310<text:span text:style-name="T2">W</text:span></text:p></draw:rect><draw:rect text:anchor-type="paragraph" draw:z-index="13" draw:style-name="gr7" draw:text-style-name="P1" svg:width="0.1461in" svg:height="0.3441in" svg:x="4.6874in" svg:y="0.2965in"><text:p text:style-name="P1">310<text:span text:style-name="T2">W</text:span></text:p></draw:rect><draw:line text:anchor-type="paragraph" draw:z-index="14" draw:style-name="gr3" draw:text-style-name="P1" svg:x1="2.6717in" svg:y1="0.2965in" svg:x2="2.6717in" svg:y2="0.0984in"><text:p/></draw:line><draw:line text:anchor-type="paragraph" draw:z-index="15" draw:style-name="gr3" draw:text-style-name="P1" svg:x1="4.7508in" svg:y1="0.2965in" svg:x2="4.7508in" svg:y2="0.0984in"><text:p/></draw:line><draw:line text:anchor-type="paragraph" draw:z-index="16" draw:style-name="gr3" draw:text-style-name="P1" svg:x1="2.678in" svg:y1="0.6402in" svg:x2="2.7106in" svg:y2="3.7819in"><text:p/></draw:line><draw:line text:anchor-type="paragraph" draw:z-index="17" draw:style-name="gr3" draw:text-style-name="P1" svg:x1="4.7575in" svg:y1="0.6402in" svg:x2="4.7311in" svg:y2="2.9799in"><text:p/></draw:line><draw:line text:anchor-type="paragraph" draw:z-index="18" draw:style-name="gr7" draw:text-style-name="P2" svg:x1="-0.4839in" svg:y1="3.0028in" svg:x2="0.0941in" svg:y2="3.0028in"><text:p text:style-name="P2"><text:span text:style-name="T1">Pin5</text:span></text:p></draw:line><draw:line text:anchor-type="paragraph" draw:z-index="19" draw:style-name="gr7" draw:text-style-name="P2" svg:x1="-0.4839in" svg:y1="2.2126in" svg:x2="0.0941in" svg:y2="2.2154in"><text:p text:style-name="P2"><text:span text:style-name="T1">Pin1</text:span></text:p></draw:line><draw:line text:anchor-type="paragraph" draw:z-index="20" draw:style-name="gr7" draw:text-style-name="P2" svg:x1="-0.4839in" svg:y1="1.4138in" svg:x2="0.0941in" svg:y2="1.4276in"><text:p text:style-name="P2"><text:span text:style-name="T1">Pin6</text:span></text:p></draw:line><draw:line text:anchor-type="paragraph" draw:z-index="21" draw:style-name="gr3" draw:text-style-name="P1" svg:x1="2.711in" svg:y1="3.3256in" svg:x2="8.0854in" svg:y2="3.3028in"><text:p/></draw:line><draw:line text:anchor-type="paragraph" draw:z-index="22" draw:style-name="gr3" draw:text-style-name="P1" svg:x1="8.0854in" svg:y1="3.1071in" svg:x2="8.0736in" svg:y2="3.3028in"><text:p/></draw:line><draw:line text:anchor-type="paragraph" draw:z-index="23" draw:style-name="gr8" draw:text-style-name="P1" svg:x1="0.5701in" svg:y1="0.4063in" svg:x2="0.5701in" svg:y2="1.4272in"><text:p/></draw:line><draw:line text:anchor-type="paragraph" draw:z-index="24" draw:style-name="gr8" draw:text-style-name="P1" svg:x1="6.9236in" svg:y1="0.4063in" svg:x2="6.9236in" svg:y2="1.5965in"><text:p/></draw:line><draw:line text:anchor-type="paragraph" draw:z-index="25" draw:style-name="gr8" draw:text-style-name="P1" svg:x1="0.5701in" svg:y1="0.4063in" svg:x2="6.9236in" svg:y2="0.3953in"><text:p/></draw:line><draw:line text:anchor-type="paragraph" draw:z-index="26" draw:style-name="gr9" draw:text-style-name="P1" svg:x1="8.6165in" svg:y1="2.2028in" svg:x2="9.8693in" svg:y2="3.4638in"><text:p/></draw:line><draw:line text:anchor-type="paragraph" draw:z-index="27" draw:style-name="gr9" draw:text-style-name="P1" svg:x1="8.5563in" svg:y1="0.4181in" svg:x2="9.9327in" svg:y2="0.3965in"><text:p/></draw:line><draw:line text:anchor-type="paragraph" draw:z-index="28" draw:style-name="gr9" draw:text-style-name="P1" svg:x1="4.8862in" svg:y1="2.0693in" svg:x2="4.8862in" svg:y2="1.8091in"><text:p/></draw:line><draw:line text:anchor-type="paragraph" draw:z-index="29" draw:style-name="gr9" draw:text-style-name="P1" svg:x1="4.9209in" svg:y1="1.8091in" svg:x2="9.0764in" svg:y2="1.8209in"><text:p/></draw:line><draw:line text:anchor-type="paragraph" draw:z-index="32" draw:style-name="gr9" draw:text-style-name="P1" svg:x1="9.8693in" svg:y1="2.828in" svg:x2="9.0764in" svg:y2="1.8091in"><text:p/></draw:line><draw:line text:anchor-type="paragraph" draw:z-index="33" draw:style-name="gr8" draw:text-style-name="P1" svg:x1="6.9236in" svg:y1="1.5969in" svg:x2="9.8693in" svg:y2="1.5661in"><text:p/></draw:line><draw:line text:anchor-type="paragraph" draw:z-index="34" draw:style-name="gr11" draw:text-style-name="P1" svg:x1="-0.4839in" svg:y1="4.6429in" svg:x2="9.8697in" svg:y2="4.6429in"><text:p/></draw:line><draw:rect text:anchor-type="paragraph" draw:z-index="35" draw:style-name="gr7" draw:text-style-name="P1" svg:width="0.1461in" svg:height="0.3441in" svg:x="1.1437in" svg:y="2.6591in"><text:p text:style-name="P1">1k<text:span text:style-name="T2">W</text:span></text:p></draw:rect><draw:line text:anchor-type="paragraph" draw:z-index="36" draw:style-name="gr11" draw:text-style-name="P1" svg:x1="1.2055in" svg:y1="3.0028in" svg:x2="1.1945in" svg:y2="4.6429in"><text:p/></draw:line><draw:line text:anchor-type="paragraph" draw:z-index="37" draw:style-name="gr11" draw:text-style-name="P1" svg:x1="1.2055in" svg:y1="2.6591in" svg:x2="1.2055in" svg:y2="2.178in"><text:p/></draw:line><draw:line text:anchor-type="paragraph" draw:z-index="38" draw:style-name="gr11" draw:text-style-name="P1" svg:x1="0.702in" svg:y1="2.178in" svg:x2="1.2055in" svg:y2="2.17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22:27:25.623119076</meta:creation-date>
    <dc:date>2014-12-25T15:54:59.620362481</dc:date>
    <meta:editing-duration>PT20M25S</meta:editing-duration>
    <meta:editing-cycles>4</meta:editing-cycles>
    <meta:generator>LibreOffice/4.3.4.1$Linux_X86_64 LibreOffice_project/43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